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What</text:p>
          </table:table-cell>
        </table:table-row>
        <table:table-row table:style-name="ro1">
          <table:table-cell office:value-type="date" office:date-value="2021-08-31" calcext:value-type="date">
            <text:p>31/08/2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et up, preliminary quiz</text:p>
          </table:table-cell>
        </table:table-row>
        <table:table-row table:style-name="ro1">
          <table:table-cell office:value-type="date" office:date-value="2021-08-31" calcext:value-type="date">
            <text:p>31/08/2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ession #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09:32:37.465506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8-31T08:34:03.315298629</meta:creation-date>
    <dc:date>2021-09-02T19:34:45.089315465</dc:date>
    <meta:editing-duration>P2DT9H53M12S</meta:editing-duration>
    <meta:editing-cycles>2</meta:editing-cycles>
    <meta:generator>LibreOffice/7.1.5.2$Linux_X86_64 LibreOffice_project/c18cfcb0f8824ad4ef2fc2ec0bd004713f8a9d14</meta:generator>
    <meta:document-statistic meta:table-count="1" meta:cell-count="9" meta:object-count="0"/>
  </office:meta>
</office:document-meta>
</file>